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988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14cm"/>
    </style:style>
    <style:style style:name="co7" style:family="table-column">
      <style:table-column-properties fo:break-before="auto" style:column-width="2.9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ar_data_yerr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8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y_er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ressqr</text:p>
          </table:table-cell>
          <table:table-cell table:number-columns-repeated="2"/>
          <table:table-cell office:value-type="string" calcext:value-type="string">
            <text:p>slope</text:p>
          </table:table-cell>
          <table:table-cell office:value-type="string" calcext:value-type="string">
            <text:p>intercep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table:formula="of:=([.$I$2]+[.$H$2]*[.A2])-[.B2]" office:value-type="float" office:value="0.0620000000000003" calcext:value-type="float">
            <text:p>0.0620000000000003</text:p>
          </table:table-cell>
          <table:table-cell table:formula="of:=[.D2]*[.D2]" office:value-type="float" office:value="0.00384400000000003" calcext:value-type="float">
            <text:p>0.00384400000000003</text:p>
          </table:table-cell>
          <table:table-cell table:number-columns-repeated="2"/>
          <table:table-cell table:number-matrix-columns-spanned="2" table:number-matrix-rows-spanned="2" table:formula="of:=LINEST([.B2:.B6];[.A2:.A6];1;1)" office:value-type="float" office:value="1.197" calcext:value-type="float">
            <text:p>1.197</text:p>
          </table:table-cell>
          <table:table-cell office:value-type="float" office:value="1.865" calcext:value-type="float">
            <text:p>1.86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.28" calcext:value-type="float">
            <text:p>5.28</text:p>
          </table:table-cell>
          <table:table-cell office:value-type="float" office:value="0.8" calcext:value-type="float">
            <text:p>0.8</text:p>
          </table:table-cell>
          <table:table-cell table:formula="of:=([.$I$2]+[.$H$2]*[.A3])-[.B3]" office:value-type="float" office:value="-1.021" calcext:value-type="float">
            <text:p>-1.021</text:p>
          </table:table-cell>
          <table:table-cell table:formula="of:=[.D3]*[.D3]" office:value-type="float" office:value="1.042441" calcext:value-type="float">
            <text:p>1.042441</text:p>
          </table:table-cell>
          <table:table-cell table:number-columns-repeated="2"/>
          <table:table-cell office:value-type="float" office:value="0.326967378597111" calcext:value-type="float">
            <text:p>0.326967378597111</text:p>
          </table:table-cell>
          <table:table-cell office:value-type="float" office:value="1.0844281134927" calcext:value-type="float">
            <text:p>1.0844281134927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office:value-type="float" office:value="0.8" calcext:value-type="float">
            <text:p>0.8</text:p>
          </table:table-cell>
          <table:table-cell table:formula="of:=([.$I$2]+[.$H$2]*[.A4])-[.B4]" office:value-type="float" office:value="1.396" calcext:value-type="float">
            <text:p>1.396</text:p>
          </table:table-cell>
          <table:table-cell table:formula="of:=[.D4]*[.D4]" office:value-type="float" office:value="1.948816" calcext:value-type="float">
            <text:p>1.948816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63" calcext:value-type="float">
            <text:p>6.63</text:p>
          </table:table-cell>
          <table:table-cell office:value-type="float" office:value="0.8" calcext:value-type="float">
            <text:p>0.8</text:p>
          </table:table-cell>
          <table:table-cell table:formula="of:=([.$I$2]+[.$H$2]*[.A5])-[.B5]" office:value-type="float" office:value="0.0230000000000006" calcext:value-type="float">
            <text:p>0.0230000000000006</text:p>
          </table:table-cell>
          <table:table-cell table:formula="of:=[.D5]*[.D5]" office:value-type="float" office:value="0.000529000000000027" calcext:value-type="float">
            <text:p>0.000529000000000027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.31" calcext:value-type="float">
            <text:p>8.31</text:p>
          </table:table-cell>
          <table:table-cell office:value-type="float" office:value="0.8" calcext:value-type="float">
            <text:p>0.8</text:p>
          </table:table-cell>
          <table:table-cell table:formula="of:=([.$I$2]+[.$H$2]*[.A6])-[.B6]" office:value-type="float" office:value="-0.46" calcext:value-type="float">
            <text:p>-0.46</text:p>
          </table:table-cell>
          <table:table-cell table:formula="of:=[.D6]*[.D6]" office:value-type="float" office:value="0.2116" calcext:value-type="float">
            <text:p>0.2116</text:p>
          </table:table-cell>
          <table:table-cell table:number-columns-repeated="11"/>
        </table:table-row>
        <table:table-row table:style-name="ro1">
          <table:table-cell table:number-columns-repeated="4"/>
          <table:table-cell table:formula="of:=SUM([.E2:.E6])" office:value-type="float" office:value="3.20723" calcext:value-type="float">
            <text:p>3.20723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n-1</text:p>
          </table:table-cell>
          <table:table-cell table:formula="of:=5-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xbar</text:p>
          </table:table-cell>
          <table:table-cell table:formula="of:=AVERAGE([.A2:.A6])" office:value-type="float" office:value="3" calcext:value-type="float">
            <text:p>3</text:p>
          </table:table-cell>
          <table:table-cell office:value-type="string" calcext:value-type="string">
            <text:p>varx</text:p>
          </table:table-cell>
          <table:table-cell table:formula="of:=VAR([.A2:.A6])" office:value-type="float" office:value="2.5" calcext:value-type="float">
            <text:p>2.5</text:p>
          </table:table-cell>
          <table:table-cell office:value-type="string" calcext:value-type="string">
            <text:p>SSx</text:p>
          </table:table-cell>
          <table:table-cell table:formula="of:=[.G10]*[.G9]" office:value-type="float" office:value="10" calcext:value-type="float">
            <text:p>10</text:p>
          </table:table-cell>
          <table:table-cell office:value-type="string" calcext:value-type="string">
            <text:p>sigma_x</text:p>
          </table:table-cell>
          <table:table-cell table:formula="of:=SQRT([.G10])" office:value-type="float" office:value="1.58113883008419" calcext:value-type="float">
            <text:p>1.5811388300841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ybar </text:p>
          </table:table-cell>
          <table:table-cell table:formula="of:=AVERAGE([.B2:.B6])" office:value-type="float" office:value="5.456" calcext:value-type="float">
            <text:p>5.456</text:p>
          </table:table-cell>
          <table:table-cell office:value-type="string" calcext:value-type="string">
            <text:p>vary</text:p>
          </table:table-cell>
          <table:table-cell table:formula="of:=VAR([.B2:.B6])" office:value-type="float" office:value="4.38383" calcext:value-type="float">
            <text:p>4.38383</text:p>
          </table:table-cell>
          <table:table-cell office:value-type="string" calcext:value-type="string">
            <text:p>SSy</text:p>
          </table:table-cell>
          <table:table-cell table:formula="of:=[.E7]" office:value-type="float" office:value="3.20723" calcext:value-type="float">
            <text:p>3.20723</text:p>
          </table:table-cell>
          <table:table-cell office:value-type="string" calcext:value-type="string">
            <text:p>sigma_y</text:p>
          </table:table-cell>
          <table:table-cell table:formula="of:=SQRT([.G11])" office:value-type="float" office:value="2.09375977609658" calcext:value-type="float">
            <text:p>2.09375977609658</text:p>
          </table:table-cell>
          <table:table-cell table:formula="of:=SQRT([.I11]/5)" office:value-type="float" office:value="0.800903240098328" calcext:value-type="float">
            <text:p>0.800903240098328</text:p>
          </table:table-cell>
          <table:table-cell table:formula="of:=SQRT([.I11]/4)" office:value-type="float" office:value="0.895437044129849" calcext:value-type="float">
            <text:p>0.895437044129849</text:p>
          </table:table-cell>
          <table:table-cell table:formula="of:=SQRT([.I11]/3)" office:value-type="float" office:value="1.03396163694146" calcext:value-type="float">
            <text:p>1.03396163694146</text:p>
          </table:table-cell>
          <table:table-cell table:formula="of:=SQRT([.I11]/6)" office:value-type="float" office:value="0.731121284968051" calcext:value-type="float">
            <text:p>0.731121284968051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sig_SS_n</text:p>
          </table:table-cell>
          <table:table-cell office:value-type="string" calcext:value-type="string">
            <text:p>sig_SS_n-1</text:p>
          </table:table-cell>
          <table:table-cell office:value-type="string" calcext:value-type="string">
            <text:p>sig_SS_n-2</text:p>
          </table:table-cell>
          <table:table-cell office:value-type="string" calcext:value-type="string">
            <text:p>sig_SS_n+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st_var</text:p>
          </table:table-cell>
          <table:table-cell office:value-type="string" calcext:value-type="string">
            <text:p>est_sigma</text:p>
          </table:table-cell>
          <table:table-cell table:number-columns-repeated="2"/>
          <table:table-cell office:value-type="string" calcext:value-type="string">
            <text:p>var_slope</text:p>
          </table:table-cell>
          <table:table-cell office:value-type="string" calcext:value-type="string">
            <text:p>var_int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VAR([.D2:.D6])" office:value-type="float" office:value="0.801807500000001" calcext:value-type="float">
            <text:p>0.801807500000001</text:p>
          </table:table-cell>
          <table:table-cell table:formula="of:=SQRT([.D14])" office:value-type="float" office:value="0.895437044129849" calcext:value-type="float">
            <text:p>0.895437044129849</text:p>
          </table:table-cell>
          <table:table-cell table:number-columns-repeated="2"/>
          <table:table-cell table:formula="of:=[.D14]/[.I10]" office:value-type="float" office:value="0.0801807500000001" calcext:value-type="float">
            <text:p>0.0801807500000001</text:p>
          </table:table-cell>
          <table:table-cell table:formula="of:=[.D14]*(1/5+[.E10]*[.E10]/[.I10])" office:value-type="float" office:value="0.881988250000001" calcext:value-type="float">
            <text:p>0.881988250000001</text:p>
          </table:table-cell>
          <table:table-cell table:number-columns-repeated="7"/>
        </table:table-row>
        <table:table-row table:style-name="ro1">
          <table:table-cell table:number-columns-repeated="7"/>
          <table:table-cell office:value-type="string" calcext:value-type="string">
            <text:p>sigma_slope</text:p>
          </table:table-cell>
          <table:table-cell office:value-type="string" calcext:value-type="string">
            <text:p>sigma_int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SQRT([.H14])" office:value-type="float" office:value="0.283162056073903" calcext:value-type="float">
            <text:p>0.283162056073903</text:p>
          </table:table-cell>
          <table:table-cell table:formula="of:=SQRT([.I14])" office:value-type="float" office:value="0.939142294862712" calcext:value-type="float">
            <text:p>0.939142294862712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sigma_m_AF</text:p>
          </table:table-cell>
          <table:table-cell office:value-type="float" office:value="0.335" calcext:value-type="float">
            <text:p>0.335</text:p>
          </table:table-cell>
          <table:table-cell office:value-type="string" calcext:value-type="string">
            <text:p>implied_sigmay</text:p>
          </table:table-cell>
          <table:table-cell table:formula="of:=SQRT([.I10])*[.N17]" office:value-type="float" office:value="1.05936301615641" calcext:value-type="float">
            <text:p>1.05936301615641</text:p>
          </table:table-cell>
        </table:table-row>
        <table:table-row table:style-name="ro1">
          <table:table-cell table:formula="of:=[.A2]*[.A2]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sigma_m_linest</text:p>
          </table:table-cell>
          <table:table-cell office:value-type="float" office:value="0.326967379" calcext:value-type="float">
            <text:p>0.326967379</text:p>
          </table:table-cell>
          <table:table-cell office:value-type="string" calcext:value-type="string">
            <text:p>implied_sigmay</text:p>
          </table:table-cell>
          <table:table-cell table:formula="of:=SQRT([.I10])*[.N18]" office:value-type="float" office:value="1.03396163821551" calcext:value-type="float">
            <text:p>1.03396163821551</text:p>
          </table:table-cell>
        </table:table-row>
        <table:table-row table:style-name="ro1">
          <table:table-cell table:formula="of:=[.A3]*[.A3]"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formula="of:=[.A4]*[.A4]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table:formula="of:=[.A5]*[.A5]" office:value-type="float" office:value="16" calcext:value-type="float">
            <text:p>16</text:p>
          </table:table-cell>
          <table:table-cell table:number-columns-repeated="15"/>
        </table:table-row>
        <table:table-row table:style-name="ro1">
          <table:table-cell table:formula="of:=[.A6]*[.A6]" office:value-type="float" office:value="25" calcext:value-type="float">
            <text:p>25</text:p>
          </table:table-cell>
          <table:table-cell table:number-columns-repeated="15"/>
        </table:table-row>
        <table:table-row table:style-name="ro1">
          <table:table-cell table:formula="of:=SUM([.A18:.A22])" office:value-type="float" office:value="55" calcext:value-type="float">
            <text:p>55</text:p>
          </table:table-cell>
          <table:table-cell table:number-columns-repeated="2"/>
          <table:table-cell table:formula="of:=[.N11]/SQRT([.A23])" office:value-type="float" office:value="0.13941935868364" calcext:value-type="float">
            <text:p>0.13941935868364</text:p>
          </table:table-cell>
          <table:table-cell table:number-columns-repeated="12"/>
        </table:table-row>
      </table:table>
      <table:table table:name="Sheet2" table:style-name="ta1"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<text:s/>y</text:p>
          </table:table-cell>
          <table:table-cell office:value-type="string" calcext:value-type="string">
            <text:p><text:s/>y_err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slope</text:p>
          </table:table-cell>
          <table:table-cell office:value-type="string" calcext:value-type="string">
            <text:p>intercep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2+[.A2]+NORMINV(RAND();0;0.8)" office:value-type="float" office:value="2.58111377224984" calcext:value-type="float">
            <text:p>2.58111377224984</text:p>
          </table:table-cell>
          <table:table-cell office:value-type="float" office:value="0.8" calcext:value-type="float">
            <text:p>0.8</text:p>
          </table:table-cell>
          <table:table-cell table:formula="of:=([.$F$2]+[.$E$2]*[.A2])-[.B2]" office:value-type="float" office:value="0.439916217182959" calcext:value-type="float">
            <text:p>0.439916217182959</text:p>
          </table:table-cell>
          <table:table-cell table:number-matrix-columns-spanned="2" table:number-matrix-rows-spanned="2" table:formula="of:=LINEST([.B2:.B6];[.A2:.A6];1;1)" office:value-type="float" office:value="0.770094584605955" calcext:value-type="float">
            <text:p>0.770094584605955</text:p>
          </table:table-cell>
          <table:table-cell office:value-type="float" office:value="2.25093540482684" calcext:value-type="float">
            <text:p>2.250935404826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2+[.A3]+NORMINV(RAND();0;0.8)" office:value-type="float" office:value="4.02644909766521" calcext:value-type="float">
            <text:p>4.02644909766521</text:p>
          </table:table-cell>
          <table:table-cell office:value-type="float" office:value="0.8" calcext:value-type="float">
            <text:p>0.8</text:p>
          </table:table-cell>
          <table:table-cell table:formula="of:=([.$F$2]+[.$E$2]*[.A3])-[.B3]" office:value-type="float" office:value="-0.235324523626456" calcext:value-type="float">
            <text:p>-0.235324523626456</text:p>
          </table:table-cell>
          <table:table-cell office:value-type="float" office:value="0.149061646379924" calcext:value-type="float">
            <text:p>0.149061646379924</text:p>
          </table:table-cell>
          <table:table-cell office:value-type="float" office:value="0.494381551674846" calcext:value-type="float">
            <text:p>0.4943815516748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2+[.A4]+NORMINV(RAND();0;0.8)" office:value-type="float" office:value="5.13885795350656" calcext:value-type="float">
            <text:p>5.13885795350656</text:p>
          </table:table-cell>
          <table:table-cell office:value-type="float" office:value="0.8" calcext:value-type="float">
            <text:p>0.8</text:p>
          </table:table-cell>
          <table:table-cell table:formula="of:=([.$F$2]+[.$E$2]*[.A4])-[.B4]" office:value-type="float" office:value="-0.57763879486185" calcext:value-type="float">
            <text:p>-0.5776387948618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+[.A5]+NORMINV(RAND();0;0.8)" office:value-type="float" office:value="5.22972745137943" calcext:value-type="float">
            <text:p>5.22972745137943</text:p>
          </table:table-cell>
          <table:table-cell office:value-type="float" office:value="0.8" calcext:value-type="float">
            <text:p>0.8</text:p>
          </table:table-cell>
          <table:table-cell table:formula="of:=([.$F$2]+[.$E$2]*[.A5])-[.B5]" office:value-type="float" office:value="0.101586291871232" calcext:value-type="float">
            <text:p>0.10158629187123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+[.A6]+NORMINV(RAND();0;0.8)" office:value-type="float" office:value="5.82994751842251" calcext:value-type="float">
            <text:p>5.82994751842251</text:p>
          </table:table-cell>
          <table:table-cell office:value-type="float" office:value="0.8" calcext:value-type="float">
            <text:p>0.8</text:p>
          </table:table-cell>
          <table:table-cell table:formula="of:=([.$F$2]+[.$E$2]*[.A6])-[.B6]" office:value-type="float" office:value="0.271460809434114" calcext:value-type="float">
            <text:p>0.27146080943411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5-28">0000-00-00</text:date>, <text:time style:data-style-name="N2" text:time-value="18:21:17.03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8T01:23:17.447000000</dc:date>
    <meta:editing-duration>PT22H49M5S</meta:editing-duration>
    <meta:editing-cycles>2</meta:editing-cycles>
    <meta:generator>LibreOffice/7.2.0.4$Windows_X86_64 LibreOffice_project/9a9c6381e3f7a62afc1329bd359cc48accb6435b</meta:generator>
    <meta:document-statistic meta:table-count="2" meta:cell-count="120" meta:object-count="0"/>
  </office:meta>
</office:document-meta>
</file>